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048c9b" officeooo:paragraph-rsid="00189b8f" style:font-weight-asian="bold" style:font-weight-complex="bold"/>
    </style:style>
    <style:style style:name="P2" style:family="paragraph" style:parent-style-name="Standard">
      <style:paragraph-properties fo:text-align="justify" style:justify-single-word="false"/>
      <style:text-properties fo:font-weight="bold" officeooo:rsid="000647a0" officeooo:paragraph-rsid="00189b8f" style:font-weight-asian="bold" style:font-weight-complex="bold"/>
    </style:style>
    <style:style style:name="P3" style:family="paragraph" style:parent-style-name="Standard">
      <style:paragraph-properties fo:text-align="justify" style:justify-single-word="false"/>
      <style:text-properties fo:font-weight="bold" officeooo:rsid="00071abd" officeooo:paragraph-rsid="001949fc" style:font-weight-asian="bold" style:font-weight-complex="bold"/>
    </style:style>
    <style:style style:name="P4" style:family="paragraph" style:parent-style-name="Standard">
      <style:paragraph-properties fo:text-align="justify" style:justify-single-word="false"/>
      <style:text-properties fo:font-weight="bold" officeooo:rsid="001bb4b3" officeooo:paragraph-rsid="00189b8f" style:font-weight-asian="bold" style:font-weight-complex="bold"/>
    </style:style>
    <style:style style:name="P5" style:family="paragraph" style:parent-style-name="Standard">
      <style:paragraph-properties fo:text-align="justify" style:justify-single-word="false"/>
      <style:text-properties fo:font-weight="bold" officeooo:rsid="001d8b23" officeooo:paragraph-rsid="00189b8f" style:font-weight-asian="bold" style:font-weight-complex="bold"/>
    </style:style>
    <style:style style:name="P6" style:family="paragraph" style:parent-style-name="Standard" style:list-style-name="L8">
      <style:paragraph-properties fo:text-align="justify" style:justify-single-word="false"/>
      <style:text-properties fo:font-weight="bold" officeooo:rsid="001e4c0d" officeooo:paragraph-rsid="00189b8f" style:font-weight-asian="bold" style:font-weight-complex="bold"/>
    </style:style>
    <style:style style:name="P7" style:family="paragraph" style:parent-style-name="Standard">
      <style:paragraph-properties fo:text-align="justify" style:justify-single-word="false"/>
      <style:text-properties fo:font-weight="bold" officeooo:rsid="00240584" officeooo:paragraph-rsid="00189b8f" style:font-weight-asian="bold" style:font-weight-complex="bold"/>
    </style:style>
    <style:style style:name="P8" style:family="paragraph" style:parent-style-name="Standard">
      <style:paragraph-properties fo:text-align="justify" style:justify-single-word="false"/>
      <style:text-properties fo:font-weight="bold" officeooo:rsid="001949fc" officeooo:paragraph-rsid="001949fc"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89b8f" officeooo:paragraph-rsid="00189b8f" style:font-weight-asian="bold" style:font-weight-complex="bold"/>
    </style:style>
    <style:style style:name="P10" style:family="paragraph" style:parent-style-name="Standard">
      <style:paragraph-properties fo:text-align="center" style:justify-single-word="false"/>
      <style:text-properties style:text-underline-style="solid" style:text-underline-width="auto" style:text-underline-color="font-color" fo:font-weight="bold" officeooo:rsid="00189b8f" officeooo:paragraph-rsid="00189b8f"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19ea5d" officeooo:paragraph-rsid="00189b8f"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19ea5d" officeooo:paragraph-rsid="001949fc" style:font-weight-asian="bold" style:font-weight-complex="bold"/>
    </style:style>
    <style:style style:name="P13" style:family="paragraph" style:parent-style-name="Standard" style:list-style-name="L8">
      <style:paragraph-properties fo:text-align="justify" style:justify-single-word="false"/>
      <style:text-properties style:text-underline-style="solid" style:text-underline-width="auto" style:text-underline-color="font-color" fo:font-weight="bold" officeooo:rsid="001e4c0d" officeooo:paragraph-rsid="00189b8f" style:font-weight-asian="bold" style:font-weight-complex="bold"/>
    </style:style>
    <style:style style:name="P14" style:family="paragraph" style:parent-style-name="Standard" style:list-style-name="L8">
      <style:paragraph-properties fo:text-align="justify" style:justify-single-word="false"/>
      <style:text-properties style:text-underline-style="solid" style:text-underline-width="auto" style:text-underline-color="font-color" fo:font-weight="bold" officeooo:rsid="001e5d73" officeooo:paragraph-rsid="00189b8f" style:font-weight-asian="bold" style:font-weight-complex="bold"/>
    </style:style>
    <style:style style:name="P15" style:family="paragraph" style:parent-style-name="Standard">
      <style:paragraph-properties fo:text-align="justify" style:justify-single-word="false"/>
      <style:text-properties style:text-underline-style="solid" style:text-underline-width="auto" style:text-underline-color="font-color" fo:font-weight="bold" officeooo:rsid="001fc366" officeooo:paragraph-rsid="00189b8f" style:font-weight-asian="bold" style:font-weight-complex="bold"/>
    </style:style>
    <style:style style:name="P16" style:family="paragraph" style:parent-style-name="Standard">
      <style:paragraph-properties fo:text-align="justify" style:justify-single-word="false">
        <style:tab-stops>
          <style:tab-stop style:position="2.698in"/>
        </style:tab-stops>
      </style:paragraph-properties>
      <style:text-properties style:text-underline-style="solid" style:text-underline-width="auto" style:text-underline-color="font-color" fo:font-weight="bold" officeooo:rsid="00214dc0" officeooo:paragraph-rsid="00189b8f" style:font-weight-asian="bold" style:font-weight-complex="bold"/>
    </style:style>
    <style:style style:name="P17" style:family="paragraph" style:parent-style-name="Standard">
      <style:paragraph-properties fo:text-align="center" style:justify-single-word="false"/>
      <style:text-properties style:text-underline-style="solid" style:text-underline-width="auto" style:text-underline-color="font-color" fo:font-weight="bold" officeooo:rsid="001949fc" officeooo:paragraph-rsid="001949fc"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1949fc" officeooo:paragraph-rsid="00189b8f" style:font-weight-asian="bold" style:font-weight-complex="bold"/>
    </style:style>
    <style:style style:name="P19" style:family="paragraph" style:parent-style-name="Standard">
      <style:paragraph-properties fo:text-align="justify" style:justify-single-word="false"/>
      <style:text-properties style:text-underline-style="solid" style:text-underline-width="auto" style:text-underline-color="font-color" fo:font-weight="bold" officeooo:rsid="001d8b23" officeooo:paragraph-rsid="00189b8f" style:font-weight-asian="bold" style:font-weight-complex="bold"/>
    </style:style>
    <style:style style:name="P20" style:family="paragraph" style:parent-style-name="Standard">
      <style:paragraph-properties fo:text-align="justify" style:justify-single-word="false"/>
      <style:text-properties style:text-underline-style="solid" style:text-underline-width="auto" style:text-underline-color="font-color" fo:font-weight="normal" officeooo:rsid="00240584" officeooo:paragraph-rsid="00189b8f" style:font-weight-asian="normal" style:font-weight-complex="normal"/>
    </style:style>
    <style:style style:name="P21" style:family="paragraph" style:parent-style-name="Standard">
      <style:paragraph-properties fo:text-align="justify" style:justify-single-word="false"/>
      <style:text-properties style:text-underline-style="solid" style:text-underline-width="auto" style:text-underline-color="font-color" officeooo:rsid="00240584" officeooo:paragraph-rsid="00189b8f"/>
    </style:style>
    <style:style style:name="P22" style:family="paragraph" style:parent-style-name="Standard">
      <style:text-properties style:text-underline-style="none" fo:font-weight="normal" officeooo:rsid="00189b8f" officeooo:paragraph-rsid="00189b8f" style:font-weight-asian="normal" style:font-weight-complex="normal"/>
    </style:style>
    <style:style style:name="P23" style:family="paragraph" style:parent-style-name="Standard">
      <style:paragraph-properties fo:text-align="justify" style:justify-single-word="false"/>
      <style:text-properties style:text-underline-style="none" fo:font-weight="normal" officeooo:rsid="00071abd" officeooo:paragraph-rsid="00189b8f" style:font-weight-asian="normal" style:font-weight-complex="normal"/>
    </style:style>
    <style:style style:name="P24" style:family="paragraph" style:parent-style-name="Standard">
      <style:text-properties style:text-underline-style="none" fo:font-weight="normal" officeooo:rsid="00152261" officeooo:paragraph-rsid="00189b8f" style:font-weight-asian="normal" style:font-weight-complex="normal"/>
    </style:style>
    <style:style style:name="P25" style:family="paragraph" style:parent-style-name="Standard">
      <style:text-properties style:text-underline-style="none" fo:font-weight="normal" officeooo:rsid="0016a01c" officeooo:paragraph-rsid="00189b8f" style:font-weight-asian="normal" style:font-weight-complex="normal"/>
    </style:style>
    <style:style style:name="P26" style:family="paragraph" style:parent-style-name="Standard">
      <style:text-properties style:text-underline-style="none" fo:font-weight="normal" officeooo:rsid="0016d759" officeooo:paragraph-rsid="00189b8f" style:font-weight-asian="normal" style:font-weight-complex="normal"/>
    </style:style>
    <style:style style:name="P27" style:family="paragraph" style:parent-style-name="Standard">
      <style:paragraph-properties fo:text-align="justify" style:justify-single-word="false"/>
      <style:text-properties style:text-underline-style="none" fo:font-weight="normal" officeooo:rsid="00240584" officeooo:paragraph-rsid="00189b8f" style:font-weight-asian="normal" style:font-weight-complex="normal"/>
    </style:style>
    <style:style style:name="P28" style:family="paragraph" style:parent-style-name="Standard">
      <style:paragraph-properties fo:text-align="justify" style:justify-single-word="false"/>
      <style:text-properties style:text-underline-style="none" fo:font-weight="normal" officeooo:rsid="001bb4b3" officeooo:paragraph-rsid="00189b8f" style:font-weight-asian="normal" style:font-weight-complex="normal"/>
    </style:style>
    <style:style style:name="P29" style:family="paragraph" style:parent-style-name="Standard" style:list-style-name="L8">
      <style:paragraph-properties fo:text-align="justify" style:justify-single-word="false"/>
      <style:text-properties style:text-underline-style="none" fo:font-weight="normal" officeooo:rsid="001e4c0d" officeooo:paragraph-rsid="00189b8f" style:font-weight-asian="normal" style:font-weight-complex="normal"/>
    </style:style>
    <style:style style:name="P30" style:family="paragraph" style:parent-style-name="Standard" style:list-style-name="L8">
      <style:paragraph-properties fo:text-align="justify" style:justify-single-word="false"/>
      <style:text-properties style:text-underline-style="none" fo:font-weight="normal" officeooo:rsid="001e5d73" officeooo:paragraph-rsid="00189b8f" style:font-weight-asian="normal" style:font-weight-complex="normal"/>
    </style:style>
    <style:style style:name="P31" style:family="paragraph" style:parent-style-name="Standard" style:list-style-name="L8">
      <style:paragraph-properties fo:text-align="justify" style:justify-single-word="false"/>
      <style:text-properties style:text-underline-style="none" fo:font-weight="normal" officeooo:rsid="001fc366" officeooo:paragraph-rsid="00189b8f" style:font-weight-asian="normal" style:font-weight-complex="normal"/>
    </style:style>
    <style:style style:name="P32" style:family="paragraph" style:parent-style-name="Standard">
      <style:paragraph-properties fo:text-align="justify" style:justify-single-word="false">
        <style:tab-stops>
          <style:tab-stop style:position="2.698in"/>
        </style:tab-stops>
      </style:paragraph-properties>
      <style:text-properties style:text-underline-style="none" fo:font-weight="normal" officeooo:rsid="001fc366" officeooo:paragraph-rsid="00189b8f" style:font-weight-asian="normal" style:font-weight-complex="normal"/>
    </style:style>
    <style:style style:name="P33" style:family="paragraph" style:parent-style-name="Standard">
      <style:paragraph-properties fo:text-align="justify" style:justify-single-word="false"/>
      <style:text-properties style:text-underline-style="none" fo:font-weight="normal" officeooo:rsid="001fc366" officeooo:paragraph-rsid="00189b8f" style:font-weight-asian="normal" style:font-weight-complex="normal"/>
    </style:style>
    <style:style style:name="P34" style:family="paragraph" style:parent-style-name="Standard">
      <style:paragraph-properties fo:text-align="justify" style:justify-single-word="false"/>
      <style:text-properties style:text-underline-style="none" fo:font-weight="normal" officeooo:rsid="002545d2" officeooo:paragraph-rsid="00189b8f" style:font-weight-asian="normal" style:font-weight-complex="normal"/>
    </style:style>
    <style:style style:name="P35" style:family="paragraph" style:parent-style-name="Standard">
      <style:paragraph-properties fo:text-align="justify" style:justify-single-word="false"/>
      <style:text-properties style:text-underline-style="none" fo:font-weight="normal" officeooo:rsid="002582ad" officeooo:paragraph-rsid="00189b8f" style:font-weight-asian="normal" style:font-weight-complex="normal"/>
    </style:style>
    <style:style style:name="P36" style:family="paragraph" style:parent-style-name="Standard">
      <style:text-properties style:text-underline-style="none" fo:font-weight="normal" officeooo:rsid="000e07c3" officeooo:paragraph-rsid="001949fc" style:font-weight-asian="normal" style:font-weight-complex="normal"/>
    </style:style>
    <style:style style:name="P37" style:family="paragraph" style:parent-style-name="Standard">
      <style:text-properties style:text-underline-style="none" fo:font-weight="normal" officeooo:rsid="000c23c4" officeooo:paragraph-rsid="001949fc" style:font-weight-asian="normal" style:font-weight-complex="normal"/>
    </style:style>
    <style:style style:name="P38" style:family="paragraph" style:parent-style-name="Standard">
      <style:text-properties style:text-underline-style="none" fo:font-weight="normal" officeooo:rsid="001949fc" officeooo:paragraph-rsid="001949fc" style:font-weight-asian="normal" style:font-weight-complex="normal"/>
    </style:style>
    <style:style style:name="P39" style:family="paragraph" style:parent-style-name="Standard">
      <style:paragraph-properties fo:text-align="justify" style:justify-single-word="false"/>
      <style:text-properties style:text-underline-style="none" fo:font-weight="normal" officeooo:rsid="001949fc" officeooo:paragraph-rsid="001949fc" style:font-weight-asian="normal" style:font-weight-complex="normal"/>
    </style:style>
    <style:style style:name="P40" style:family="paragraph" style:parent-style-name="Standard">
      <style:text-properties style:text-underline-style="none" fo:font-weight="bold" officeooo:rsid="001737dc" officeooo:paragraph-rsid="00189b8f" style:font-weight-asian="bold" style:font-weight-complex="bold"/>
    </style:style>
    <style:style style:name="P41" style:family="paragraph" style:parent-style-name="Standard">
      <style:text-properties style:text-underline-style="none" fo:font-weight="bold" officeooo:rsid="001470fb" officeooo:paragraph-rsid="00189b8f" style:font-weight-asian="bold" style:font-weight-complex="bold"/>
    </style:style>
    <style:style style:name="P42" style:family="paragraph" style:parent-style-name="Standard">
      <style:text-properties style:text-underline-style="none" fo:font-weight="bold" officeooo:rsid="00152261" officeooo:paragraph-rsid="00189b8f" style:font-weight-asian="bold" style:font-weight-complex="bold"/>
    </style:style>
    <style:style style:name="P43" style:family="paragraph" style:parent-style-name="Standard">
      <style:text-properties style:text-underline-style="none" fo:font-weight="bold" officeooo:rsid="0016a01c" officeooo:paragraph-rsid="00189b8f" style:font-weight-asian="bold" style:font-weight-complex="bold"/>
    </style:style>
    <style:style style:name="P44" style:family="paragraph" style:parent-style-name="Standard">
      <style:text-properties style:text-underline-style="none" fo:font-weight="bold" officeooo:rsid="001bb4b3" officeooo:paragraph-rsid="00189b8f" style:font-weight-asian="bold" style:font-weight-complex="bold"/>
    </style:style>
    <style:style style:name="P45" style:family="paragraph" style:parent-style-name="Standard" style:list-style-name="L8">
      <style:paragraph-properties fo:text-align="justify" style:justify-single-word="false"/>
      <style:text-properties style:text-underline-style="none" fo:font-weight="bold" officeooo:rsid="001e4c0d" officeooo:paragraph-rsid="00189b8f" style:font-weight-asian="bold" style:font-weight-complex="bold"/>
    </style:style>
    <style:style style:name="P46" style:family="paragraph" style:parent-style-name="Standard">
      <style:paragraph-properties fo:text-align="justify" style:justify-single-word="false"/>
      <style:text-properties style:text-underline-style="none" fo:font-weight="bold" officeooo:rsid="000647a0" officeooo:paragraph-rsid="001949fc" style:font-weight-asian="bold" style:font-weight-complex="bold"/>
    </style:style>
    <style:style style:name="P47" style:family="paragraph" style:parent-style-name="Standard" style:list-style-name="L1">
      <style:text-properties style:text-underline-style="none" officeooo:rsid="001470fb" officeooo:paragraph-rsid="00189b8f"/>
    </style:style>
    <style:style style:name="P48" style:family="paragraph" style:parent-style-name="Standard" style:list-style-name="L5">
      <style:text-properties style:text-underline-style="none" officeooo:rsid="001470fb" officeooo:paragraph-rsid="00189b8f"/>
    </style:style>
    <style:style style:name="P49" style:family="paragraph" style:parent-style-name="Standard" style:list-style-name="L6">
      <style:text-properties style:text-underline-style="none" officeooo:rsid="001470fb" officeooo:paragraph-rsid="00189b8f"/>
    </style:style>
    <style:style style:name="P50" style:family="paragraph" style:parent-style-name="Standard">
      <style:text-properties style:text-underline-style="none" officeooo:rsid="001470fb" officeooo:paragraph-rsid="00189b8f"/>
    </style:style>
    <style:style style:name="P51" style:family="paragraph" style:parent-style-name="Standard" style:list-style-name="L7">
      <style:text-properties style:text-underline-style="none" officeooo:rsid="00165ece" officeooo:paragraph-rsid="00189b8f"/>
    </style:style>
    <style:style style:name="P52" style:family="paragraph" style:parent-style-name="Standard">
      <style:text-properties style:text-underline-style="none" officeooo:rsid="00165ece" officeooo:paragraph-rsid="00189b8f"/>
    </style:style>
    <style:style style:name="P53" style:family="paragraph" style:parent-style-name="Standard">
      <style:paragraph-properties fo:text-align="justify" style:justify-single-word="false"/>
      <style:text-properties officeooo:rsid="00048c9b" officeooo:paragraph-rsid="00189b8f"/>
    </style:style>
    <style:style style:name="P54" style:family="paragraph" style:parent-style-name="Standard">
      <style:paragraph-properties fo:text-align="justify" style:justify-single-word="false"/>
      <style:text-properties officeooo:rsid="000647a0" officeooo:paragraph-rsid="00189b8f"/>
    </style:style>
    <style:style style:name="P55" style:family="paragraph" style:parent-style-name="Standard">
      <style:paragraph-properties fo:text-align="justify" style:justify-single-word="false"/>
      <style:text-properties officeooo:paragraph-rsid="00189b8f"/>
    </style:style>
    <style:style style:name="P56" style:family="paragraph" style:parent-style-name="Standard">
      <style:paragraph-properties fo:text-align="justify" style:justify-single-word="false">
        <style:tab-stops>
          <style:tab-stop style:position="2.698in"/>
        </style:tab-stops>
      </style:paragraph-properties>
      <style:text-properties officeooo:paragraph-rsid="001949fc"/>
    </style:style>
    <style:style style:name="P57" style:family="paragraph" style:parent-style-name="Standard" style:list-style-name="L8">
      <style:paragraph-properties fo:text-align="justify" style:justify-single-word="false"/>
      <style:text-properties fo:font-weight="normal" officeooo:rsid="001d8b23" officeooo:paragraph-rsid="00189b8f" style:font-weight-asian="normal" style:font-weight-complex="normal"/>
    </style:style>
    <style:style style:name="P58" style:family="paragraph" style:parent-style-name="Standard" style:list-style-name="L8">
      <style:paragraph-properties fo:text-align="justify" style:justify-single-word="false"/>
      <style:text-properties fo:font-weight="normal" officeooo:rsid="001e4c0d" officeooo:paragraph-rsid="00189b8f" style:font-weight-asian="normal" style:font-weight-complex="normal"/>
    </style:style>
    <style:style style:name="P59" style:family="paragraph" style:parent-style-name="Standard" style:list-style-name="L8">
      <style:paragraph-properties fo:text-align="justify" style:justify-single-word="false"/>
      <style:text-properties fo:font-weight="normal" officeooo:rsid="001e5d73" officeooo:paragraph-rsid="00189b8f" style:font-weight-asian="normal" style:font-weight-complex="normal"/>
    </style:style>
    <style:style style:name="P60" style:family="paragraph" style:parent-style-name="Standard">
      <style:paragraph-properties fo:text-align="justify" style:justify-single-word="false"/>
      <style:text-properties fo:font-weight="normal" officeooo:rsid="00048c9b" officeooo:paragraph-rsid="00189b8f" style:font-weight-asian="normal" style:font-weight-complex="normal"/>
    </style:style>
    <style:style style:name="P61" style:family="paragraph" style:parent-style-name="Standard">
      <style:paragraph-properties fo:text-align="justify" style:justify-single-word="false"/>
      <style:text-properties officeooo:rsid="00240584" officeooo:paragraph-rsid="00189b8f"/>
    </style:style>
    <style:style style:name="P62"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582ad" officeooo:paragraph-rsid="00189b8f" style:text-blinking="false" fo:background-color="transparent" style:font-weight-asian="normal" style:font-weight-complex="normal"/>
    </style:style>
    <style:style style:name="P63"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582ad" officeooo:paragraph-rsid="001949fc" style:text-blinking="false" fo:background-color="transparent" style:font-weight-asian="normal" style:font-weight-complex="normal"/>
    </style:style>
    <style:style style:name="P64" style:family="paragraph" style:parent-style-name="Standard">
      <style:paragraph-properties fo:text-align="justify" style:justify-single-word="false"/>
      <style:text-properties officeooo:rsid="00071abd" officeooo:paragraph-rsid="00189b8f"/>
    </style:style>
    <style:style style:name="P65" style:family="paragraph" style:parent-style-name="Standard">
      <style:text-properties officeooo:paragraph-rsid="001949fc"/>
    </style:style>
    <style:style style:name="P66" style:family="paragraph" style:parent-style-name="Text_20_body">
      <style:paragraph-properties fo:text-align="justify" style:justify-single-word="false">
        <style:tab-stops>
          <style:tab-stop style:position="2.698in"/>
        </style:tab-stops>
      </style:paragraph-properties>
      <style:text-properties officeooo:paragraph-rsid="00189b8f"/>
    </style:style>
    <style:style style:name="P67" style:family="paragraph" style:parent-style-name="Text_20_body" style:list-style-name="L10">
      <style:paragraph-properties fo:text-align="justify" style:justify-single-word="false">
        <style:tab-stops>
          <style:tab-stop style:position="2.698in"/>
        </style:tab-stops>
      </style:paragraph-properties>
      <style:text-properties fo:font-weight="normal" officeooo:rsid="0022c57c" officeooo:paragraph-rsid="00189b8f" style:font-weight-asian="normal" style:font-weight-complex="normal"/>
    </style:style>
    <style:style style:name="P68" style:family="paragraph" style:parent-style-name="Text_20_body" style:list-style-name="L10">
      <style:paragraph-properties fo:text-align="justify" style:justify-single-word="false">
        <style:tab-stops>
          <style:tab-stop style:position="2.698in"/>
        </style:tab-stops>
      </style:paragraph-properties>
      <style:text-properties fo:font-weight="normal" officeooo:rsid="0022c57c" officeooo:paragraph-rsid="001949fc" style:font-weight-asian="normal" style:font-weight-complex="normal"/>
    </style:style>
    <style:style style:name="P69" style:family="paragraph" style:parent-style-name="Text_20_body" style:list-style-name="L10">
      <style:paragraph-properties fo:text-align="justify" style:justify-single-word="false">
        <style:tab-stops>
          <style:tab-stop style:position="2.698in"/>
        </style:tab-stops>
      </style:paragraph-properties>
      <style:text-properties style:text-underline-style="none" fo:font-weight="normal" officeooo:rsid="0022c57c" officeooo:paragraph-rsid="001949fc" style:font-weight-asian="normal" style:font-weight-complex="normal"/>
    </style:style>
    <style:style style:name="P70" style:family="paragraph" style:parent-style-name="Text_20_body" style:list-style-name="L11">
      <style:paragraph-properties fo:margin-top="0in" fo:margin-bottom="0in"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71" style:family="paragraph" style:parent-style-name="Heading_20_1">
      <style:paragraph-properties fo:text-align="justify" style:justify-single-word="false">
        <style:tab-stops>
          <style:tab-stop style:position="2.698in"/>
        </style:tab-stops>
      </style:paragraph-properties>
      <style:text-properties officeooo:paragraph-rsid="00189b8f"/>
    </style:style>
    <style:style style:name="T1" style:family="text">
      <style:text-properties officeooo:rsid="00189b8f"/>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5be69" style:font-weight-asian="bold" style:font-weight-complex="bold"/>
    </style:style>
    <style:style style:name="T5" style:family="text">
      <style:text-properties style:text-underline-style="none"/>
    </style:style>
    <style:style style:name="T6" style:family="text">
      <style:text-properties style:text-underline-style="none" fo:font-weight="bold" officeooo:rsid="001bb4b3" style:font-weight-asian="bold" style:font-weight-complex="bold"/>
    </style:style>
    <style:style style:name="T7" style:family="text">
      <style:text-properties style:text-underline-style="none" fo:font-weight="normal" officeooo:rsid="001bb4b3" style:font-weight-asian="normal" style:font-weight-complex="normal"/>
    </style:style>
    <style:style style:name="T8" style:family="text">
      <style:text-properties style:text-underline-style="none" fo:font-weight="normal" officeooo:rsid="001949fc" style:font-weight-asian="normal" style:font-weight-complex="normal"/>
    </style:style>
    <style:style style:name="T9" style:family="text">
      <style:text-properties officeooo:rsid="001e4c0d"/>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normal" officeooo:rsid="001bb4b3" style:font-weight-asian="normal" style:font-weight-complex="normal"/>
    </style:style>
    <style:style style:name="T13" style:family="text">
      <style:text-properties fo:font-size="12pt" style:text-underline-style="none" fo:font-weight="normal" officeooo:rsid="00214dc0" style:font-size-asian="12pt" style:font-weight-asian="normal" style:font-size-complex="12pt" style:font-weight-complex="normal"/>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style:font-size-asian="12pt" style:font-size-complex="12pt"/>
    </style:style>
    <style:style style:name="T16" style:family="text">
      <style:text-properties fo:font-size="12pt" fo:font-weight="bold" officeooo:rsid="0022c57c" style:font-size-asian="12pt" style:font-weight-asian="bold" style:font-size-complex="12pt" style:font-weight-complex="bold"/>
    </style:style>
    <style:style style:name="T17" style:family="text">
      <style:text-properties officeooo:rsid="0026a139"/>
    </style:style>
    <style:style style:name="T18" style:family="text">
      <style:text-properties officeooo:rsid="0025be69"/>
    </style:style>
    <style:style style:name="T19" style:family="text">
      <style:text-properties officeooo:rsid="00289351"/>
    </style:style>
    <style:style style:name="T20" style:family="text">
      <style:text-properties officeooo:rsid="001949fc"/>
    </style:style>
    <style:style style:name="T21"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font-weight-asian="bold" style:font-weight-complex="bold"/>
    </style:style>
    <style:style style:name="T23" style:family="text">
      <style:text-properties fo:font-variant="normal" fo:text-transform="none" fo:color="#1155cc" style:text-line-through-style="none" style:text-line-through-type="none" style:font-name="Arial" fo:font-size="10.5pt" fo:font-style="normal" style:text-underline-style="solid" style:text-underline-width="auto" style:text-underline-color="font-color" fo:font-weight="normal" style:text-blinking="false"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Work Progress – Notes </text:p>
      <text:p text:style-name="P9"/>
      <text:p text:style-name="P9"><text:span text:style-name="T20">Date: </text:span>03.10.2015</text:p>
      <text:p text:style-name="P9"/>
      <text:p text:style-name="P9">XML</text:p>
      <text:p text:style-name="P22">Went through following sections.</text:p>
      <text:p text:style-name="P60"><text:tab/>Why do we need XML?</text:p>
      <text:p text:style-name="P60"><text:tab/>Tags, elements, and attributes of an XML document</text:p>
      <text:p text:style-name="P60"><text:tab/>How XML is changing the Web</text:p>
      <text:p text:style-name="P60"><text:tab/>XML document rules</text:p>
      <text:p text:style-name="P60"><text:tab/>Invalid, valid, and well-formed documents</text:p>
      <text:p text:style-name="P60"/>
      <text:p text:style-name="P17">Special notes taken</text:p>
      <text:p text:style-name="P8"/>
      <text:p text:style-name="P1">XML declarations</text:p>
      <text:p text:style-name="P53"><text:s text:c="6"/>The XML specification requires a parser to reject any XML document that doesn't follow the basic rules. Most XML documents start with an XML declaration that provides basic information about the document to the parser. An XML declaration is recommended, but not required. If there is one, it must be the first thing in the document.</text:p>
      <text:p text:style-name="P53"/>
      <text:p text:style-name="P2">Namespaces</text:p>
      <text:p text:style-name="P54"/>
      <text:p text:style-name="P2">Defining document content</text:p>
      <text:p text:style-name="P54">1. Document Type Definition</text:p>
      <text:p text:style-name="P54">2. XML schema</text:p>
      <text:p text:style-name="P54"/>
      <text:p text:style-name="P2">Advantages of XML over DTD</text:p>
      <text:p text:style-name="P54"/>
      <text:p text:style-name="P2">XML programming interfaces</text:p>
      <text:p text:style-name="P54">The most popular and generally useful ones: the Document Object Model (DOM), the Simple API for XML (SAX), JDOM, and the Java API for XML Parsing (JAXP).</text:p>
      <text:p text:style-name="P54"/>
      <text:p text:style-name="P2">The Document Object Model</text:p>
      <text:p text:style-name="P54">The Document Object Model, commonly called the DOM, defines a set of interfaces to the parsed version of an XML document. The parser reads in the entire document and builds an in-memory tree, so your code can then use the DOM interfaces to manipulate the tree. You can move through the tree to see what the original document contained, you can delete sections of the tree, you can rearrange the tree, add new branches, and so on. </text:p>
      <text:p text:style-name="P54"/>
      <text:p text:style-name="P64"><text:span text:style-name="T3">WSO2 Carbon</text:span></text:p>
      <text:p text:style-name="P23">WSO2 Carbon redefines <text:span text:style-name="T1">middle ware</text:span> by providing an integrated and <text:span text:style-name="T1">component</text:span> <text:span text:style-name="T1">middle ware</text:span> platform that adapts to the specific needs of any enterprise IT project - on premise or in the cloud.</text:p>
      <text:p text:style-name="P22"/>
      <text:p text:style-name="P9"><text:span text:style-name="T20">Date: </text:span>04.10.2015</text:p>
      <text:p text:style-name="P9"/>
      <text:p text:style-name="P41">WSO2 development process</text:p>
      <text:list xml:id="list4119300041600452124" text:style-name="L1">
        <text:list-item>
          <text:p text:style-name="P47">Use of design patterns</text:p>
        </text:list-item>
        <text:list-item>
          <text:p text:style-name="P47">Code quality</text:p>
        </text:list-item>
        <text:list-item>
          <text:p text:style-name="P47">Find bugs - use the IntellijIDEA (Find Bugs-IDEA) or Eclipse FindBugs plug in to do this</text:p>
        </text:list-item>
        <text:list-item>
          <text:p text:style-name="P47">Logging </text:p>
        </text:list-item>
      </text:list>
      <text:p text:style-name="P50">Decide on the proper logging level</text:p>
      <text:p text:style-name="P50">Never use log.error(e)</text:p>
      <text:p text:style-name="P50"><text:soft-page-break/>Provide as much contextual information as possible</text:p>
      <text:p text:style-name="P50">Never use e.printStackTrace() or System.out.print()</text:p>
      <text:list xml:id="list1383953418292635225" text:style-name="L5">
        <text:list-item>
          <text:p text:style-name="P48">Committing code</text:p>
        </text:list-item>
      </text:list>
      <text:p text:style-name="P50">Run FindBugs before committing code</text:p>
      <text:p text:style-name="P50">Do an SVN diff</text:p>
      <text:p text:style-name="P50">Add a proper commit message</text:p>
      <text:list xml:id="list4659140788825268667" text:style-name="L6">
        <text:list-item>
          <text:p text:style-name="P49">Usability reviews</text:p>
        </text:list-item>
        <text:list-item>
          <text:p text:style-name="P49">Code review process</text:p>
        </text:list-item>
      </text:list>
      <text:p text:style-name="P50"/>
      <text:p text:style-name="P41">A technical introduction to XML</text:p>
      <text:p text:style-name="P41"/>
      <text:p text:style-name="P42">What is XML Parsing?</text:p>
      <text:p text:style-name="P24">Parsing XML refers to going through XML document to access data or to modify data in one or other way.</text:p>
      <text:p text:style-name="P50"/>
      <text:p text:style-name="P52">XML Parser provides way how to access or modify data present in an XML document. Java provides multiple options to parse XML document. Following are various types of parsers which are commonly used to parse XML documents.</text:p>
      <text:p text:style-name="P52"/>
      <text:list xml:id="list2667169167193837138" text:style-name="L7">
        <text:list-item>
          <text:p text:style-name="P51">Dom Parser - Parses the document by loading the complete contents of the document and creating its complete hiearchical tree in memory.</text:p>
        </text:list-item>
      </text:list>
      <text:p text:style-name="P52"/>
      <text:list xml:id="list160842943302919" text:continue-numbering="true" text:style-name="L7">
        <text:list-item>
          <text:p text:style-name="P51">SAX Parser - Parses the document on event based triggers. Does not load the complete document into the memory.</text:p>
        </text:list-item>
      </text:list>
      <text:p text:style-name="P52"/>
      <text:list xml:id="list160843067731969" text:continue-numbering="true" text:style-name="L7">
        <text:list-item>
          <text:p text:style-name="P51">JDOM Parser - Parses the document in similar fashion to DOM parser but in more easier way.</text:p>
        </text:list-item>
      </text:list>
      <text:p text:style-name="P52"/>
      <text:list xml:id="list160844250935375" text:continue-numbering="true" text:style-name="L7">
        <text:list-item>
          <text:p text:style-name="P51">StAX Parser - Parses the document in similar fashion to SAX parser but in more efficient way.</text:p>
        </text:list-item>
      </text:list>
      <text:p text:style-name="P52"/>
      <text:list xml:id="list160842556200889" text:continue-numbering="true" text:style-name="L7">
        <text:list-item>
          <text:p text:style-name="P51">XPath Parser - Parses the XML based on expression and is used extensively in conjuction with XSLT.</text:p>
        </text:list-item>
      </text:list>
      <text:p text:style-name="P52"/>
      <text:list xml:id="list160842712683171" text:continue-numbering="true" text:style-name="L7">
        <text:list-item>
          <text:p text:style-name="P51">DOM4J Parser - A java library to parse XML, XPath and XSLT using Java Collections Framework , provides support for DOM, SAX and JAXP.</text:p>
        </text:list-item>
      </text:list>
      <text:p text:style-name="P52"/>
      <text:p text:style-name="P52">There are JAXB and XSLT APIs available to handle XML parsing in Object Oriented way.We'll elboborate each parser in detail in next chapters.</text:p>
      <text:p text:style-name="P43"/>
      <text:p text:style-name="P43">JAVA DOM Parser</text:p>
      <text:p text:style-name="P25">Steps to Using DOM</text:p>
      <text:p text:style-name="P25"/>
      <text:p text:style-name="P26"><text:span text:style-name="T3">How to read xml file using SAX Parser</text:span> </text:p>
      <text:p text:style-name="P26"/>
      <text:p text:style-name="P40">Read and Write XML File Using Java StAX</text:p>
      <text:p text:style-name="P40"/>
      <text:p text:style-name="P40"/>
      <text:p text:style-name="P40"/>
      <text:p text:style-name="P40"/>
      <text:p text:style-name="P40"/>
      <text:p text:style-name="P40"/>
      <text:p text:style-name="P12"><text:soft-page-break/><text:span text:style-name="T20">Date: </text:span>0<text:span text:style-name="T20">5</text:span>.10.2015</text:p>
      <text:p text:style-name="P12"/>
      <text:p text:style-name="P37">Made projects for</text:p>
      <text:p text:style-name="P37"><text:tab/>Reading a xml file, writing to an xml file</text:p>
      <text:p text:style-name="P37"/>
      <text:p text:style-name="P36">Installed git</text:p>
      <text:p text:style-name="P36"/>
      <text:p text:style-name="P65"><text:span text:style-name="T8">Referred </text:span><text:bookmark text:name="docs-internal-guid-c6208be9-dc59-0fb0-a98b-bd1a126ad17b"/><text:span text:style-name="T22">Web Services:</text:span><text:span text:style-name="T21"> </text:span><text:a xlink:type="simple" xlink:href="http://www.w3schools.com/webservices/ws_wsdl_ports.asp"><text:span text:style-name="T23">http://www.w3schools.com/webservices/ws_wsdl_ports.asp</text:span></text:a></text:p>
      <text:list xml:id="list4215536790876676565" text:style-name="L11">
        <text:list-item>
          <text:list>
            <text:list-item>
              <text:p text:style-name="P70">“Web Services” section</text:p>
            </text:list-item>
            <text:list-item>
              <text:p text:style-name="P70"><text:s/>“WSDL Tutorial” section</text:p>
            </text:list-item>
            <text:list-item>
              <text:p text:style-name="P70">“SOAP Tutorial” section</text:p>
            </text:list-item>
          </text:list>
        </text:list-item>
      </text:list>
      <text:p text:style-name="P38"/>
      <text:p text:style-name="P3">Case studies</text:p>
      <text:p text:style-name="P3">Real-world examples</text:p>
      <text:p text:style-name="P46"/>
      <text:p text:style-name="P38">Referred the following links.</text:p>
      <text:p text:style-name="P38"><text:a xlink:type="simple" xlink:href="https://docs.wso2.com/display/PP410/WSO2+Private+PaaS+Docume">https://docs.wso2.com/display/PP410/WSO2+Private+PaaS+Docume</text:a><text:a xlink:type="simple" xlink:href="https://docs.wso2.com/display/PP410/WSO2+Private+PaaS+Documentation">ntation</text:a></text:p>
      <text:p text:style-name="P39"><text:a xlink:type="simple" xlink:href="https://cwiki.apache.org/confluence/display/STRATOS/Home">https://cwiki.apache.org/confluence/display/STRATOS/Home</text:a></text:p>
      <text:p text:style-name="P39"/>
      <text:p text:style-name="P56"/>
      <text:list xml:id="list6816637358691829235" text:style-name="L10">
        <text:list-item>
          <text:p text:style-name="P68"><text:span text:style-name="T15">About PaaS</text:span></text:p>
        </text:list-item>
        <text:list-item>
          <text:p text:style-name="P68">Architecture</text:p>
        </text:list-item>
        <text:list-item>
          <text:p text:style-name="P68">Features</text:p>
        </text:list-item>
        <text:list-item>
          <text:p text:style-name="P68">How it works</text:p>
        </text:list-item>
        <text:list-item>
          <text:p text:style-name="P69">Artifact Correlation</text:p>
        </text:list-item>
      </text:list>
      <text:p text:style-name="P40"/>
      <text:p text:style-name="P11"><text:span text:style-name="T20">Date: </text:span>06.10.2015</text:p>
      <text:p text:style-name="P18"/>
      <text:p text:style-name="P38">Referred the following links.</text:p>
      <text:p text:style-name="P38"><text:a xlink:type="simple" xlink:href="http://lakmalsview.blogspot.com/2013/12/sneak-peek-into-apache-stratos.html">http://lakmalsview.blogspot.com/2013/12/sneak-peek-into-apache-stratos.html</text:a></text:p>
      <text:p text:style-name="P38"><text:a xlink:type="simple" xlink:href="http://thilina.piyasundara.org/2014/05/run-wso2-products-in-docker-container.html">http://thilina.piyasundara.org/2014/05/run-wso2-products-in-docker-container.html</text:a></text:p>
      <text:p text:style-name="P38"><text:a xlink:type="simple" xlink:href="http://docs.docker.com/engine/reference/builder/">http://docs.docker.com/engine/reference/builder/</text:a></text:p>
      <text:p text:style-name="P38"><text:a xlink:type="simple" xlink:href="http://isuru-perera.blogspot.com/2014/01/what-is-wso2-private-paas.html">http://isuru-perera.blogspot.com/2014/01/what-is-wso2-private-paas.html</text:a></text:p>
      <text:p text:style-name="P38"/>
      <text:p text:style-name="P17">Special Notes</text:p>
      <text:p text:style-name="P38"/>
      <text:p text:style-name="P11"/>
      <text:p text:style-name="P44">WSO2 Private PaaS</text:p>
      <text:p text:style-name="P28">WSO2 Private PaaS delivers standard, on-premise, application, integration, data, identity, governance, and analytics Platform as a Service (PaaS) to your IT project teams. It is a complete, multi-tenant, self-service, metered, <text:span text:style-name="T20">middle ware</text:span> cloud for complex, enterprise-ready projects</text:p>
      <text:p text:style-name="P28"/>
      <text:p text:style-name="P28">On-<text:span text:style-name="T2">premises</text:span> software (sometimes abbreviated as "on-prem" or stated incorrectly as "on-<text:span text:style-name="T2">premise</text:span>") is installed and runs on computers on the <text:span text:style-name="T2">premises</text:span> (in the building) of the person or organization using the software, rather than at a remote facility, such as at a server farm or cloud - somewhere on the Internet.</text:p>
      <text:p text:style-name="P28"/>
      <text:p text:style-name="P55"><text:span text:style-name="T6">Multi-tenancy</text:span><text:span text:style-name="T7"> is an architecture in which a single instance of a software application serves </text:span><text:soft-page-break/><text:span text:style-name="T7">multiple customers. Each customer is called a tenant. Tenants may be given the ability to customize some parts of the application, such as color of the user interface (</text:span><text:a xlink:type="simple" xlink:href="http://searchsoa.techtarget.com/definition/user-interface"><text:span text:style-name="T12">UI</text:span></text:a><text:span text:style-name="T7">) or </text:span><text:a xlink:type="simple" xlink:href="http://whatis.techtarget.com/definition/business-rule"><text:span text:style-name="T12">business rules</text:span></text:a><text:span text:style-name="T7">, but they cannot customize the application's </text:span><text:a xlink:type="simple" xlink:href="http://whatis.techtarget.com/definition/code"><text:span text:style-name="T12">code</text:span></text:a><text:span text:style-name="T7">. </text:span><text:span text:style-name="T5">In </text:span><text:a xlink:type="simple" xlink:href="http://searchcloudcomputing.techtarget.com/definition/cloud-computing"><text:span text:style-name="T10">cloud computing</text:span></text:a><text:span text:style-name="T5">, the meaning of multi-tenancy architecture has broadened because of new service models that take advantage of </text:span><text:a xlink:type="simple" xlink:href="http://searchservervirtualization.techtarget.com/definition/virtualization"><text:span text:style-name="T10">virtualization</text:span></text:a> and <text:a xlink:type="simple" xlink:href="http://searchmidmarketsecurity.techtarget.com/definition/remote-access">remote access</text:a>. </text:p>
      <text:p text:style-name="P55"/>
      <text:p text:style-name="P55">Giving you all the power of cloud, WSO2 Private PaaS is built on top of Apache Stratos. It is the most complete, enterprise-grade solution, offering an open Platform as a Service, enriched with all the generic features that a PaaS would include. More significantly, it adds functionality to host <text:span text:style-name="T20">per-integrated</text:span>, fully multi-tenant WSO2 Carbon <text:span text:style-name="T20">middle ware</text:span> products as a composition of cartridges that deliver a wide range of cloud PaaS.</text:p>
      <text:p text:style-name="P55"/>
      <text:p text:style-name="P55">WSO2 Private PaaS provides means of running WSO2 products on cloud environments on Docker and Virtual Machines using cartridges. A cartridge is a Docker or a Virtual Machine image which includes the WSO2 product distribution, cartridge agent, cartridge agent plugins, configurator, WSO2 product template module and JDK.</text:p>
      <text:p text:style-name="P55"/>
      <text:p text:style-name="P4">WSO2 Dockers</text:p>
      <text:p text:style-name="P4"/>
      <text:p text:style-name="P19">Lakmal Video on WSO2 : Containers in Production with Docker, Coreos, Kubernetes and Apache Stratos</text:p>
      <text:p text:style-name="P5"/>
      <text:list xml:id="list3454068997698553573" text:style-name="L8">
        <text:list-item>
          <text:p text:style-name="P57">Apache Stratos is a PaaS framework – You can create your own PaaS using Apache Stratos</text:p>
        </text:list-item>
        <text:list-item>
          <text:p text:style-name="P57">Apache Stratos is a highly extensible PaaS framework that helps run Apache Tomcat, PHP, and MySQL applications and can be extended to support many more environments on all major cloud infrastructures.</text:p>
        </text:list-item>
        <text:list-item>
          <text:p text:style-name="P57">Stratos initially developed by WSO2 and donated to Apache Software Foundation.</text:p>
        </text:list-item>
        <text:list-item>
          <text:p text:style-name="P57">Apache Stratos has the concepts called <text:span text:style-name="T3">cartridges – PaaS runtime components</text:span> <text:span text:style-name="T9">that built on Apache Stratos project.</text:span></text:p>
        </text:list-item>
        <text:list-item>
          <text:p text:style-name="P6">Apache Stratos Layered Architecture. </text:p>
          <text:list>
            <text:list-item>
              <text:p text:style-name="P58"><text:span text:style-name="T11">Bottom layer </text:span>– IaaS</text:p>
              <text:list>
                <text:list-item>
                  <text:p text:style-name="P58">require to run PaaS, Stratos can run on top of many IaaS like OpenStack, <text:s/>JCE, CloudStack <text:s/>(more than 30 IaaS)</text:p>
                </text:list-item>
                <text:list-item>
                  <text:p text:style-name="P58">Integrated with Apache Jcloud, another Apache project which provides APIs to communicate under IaaS.</text:p>
                </text:list-item>
                <text:list-item>
                  <text:p text:style-name="P58">Latest version – supports containers run on Apache Stratos.</text:p>
                </text:list-item>
                <text:list-item>
                  <text:p text:style-name="P58">Kubernetes API support the containers – At the moment supporting Docker container</text:p>
                </text:list-item>
                <text:list-item>
                  <text:p text:style-name="P58">Integrated Mock IaaS – for the development of PaaS framework, development and functional testing</text:p>
                  <text:p text:style-name="P58"/>
                </text:list-item>
              </text:list>
            </text:list-item>
            <text:list-item>
              <text:p text:style-name="P13">Middle Layer</text:p>
              <text:list>
                <text:list-item>
                  <text:p text:style-name="P45">Components – does the functionality</text:p>
                </text:list-item>
                <text:list-item>
                  <text:p text:style-name="P29">Startos manger – expose API to manage PaaS</text:p>
                </text:list-item>
                <text:list-item>
                  <text:p text:style-name="P29">Command Line tool, Graphical Interface UI to manage PaaS framework</text:p>
                </text:list-item>
                <text:list-item>
                  <text:p text:style-name="P29">Artifact Distribution Coordinator</text:p>
                </text:list-item>
                <text:list-item>
                  <text:p text:style-name="P30">Why components?</text:p>
                  <text:list>
                    <text:list-item>
                      <text:p text:style-name="P30">If you deploy your service to 100 instances, how do you update artifacts.</text:p>
                    </text:list-item>
                  </text:list>
                </text:list-item>
                <text:list-item>
                  <text:p text:style-name="P30">Auto scale components – scale up or down based on the load coming up or down</text:p>
                </text:list-item>
                <text:list-item>
                  <text:p text:style-name="P59">Complex Event Processor</text:p>
                  <text:list>
                    <text:list-item>
                      <text:p text:style-name="P59">Real time analytics – Since this is auto scaling we need to analyze data and get decisions on real time, when I need to scale up or scale down</text:p>
                    </text:list-item>
                  </text:list>
                </text:list-item>
                <text:list-item>
                  <text:p text:style-name="P59"><text:soft-page-break/>Support three load balancers at the moment – EngineAX, Stratos load balancer, HA Proxy , but you can bring about third party load balancers</text:p>
                </text:list-item>
              </text:list>
              <text:p text:style-name="P59"/>
            </text:list-item>
            <text:list-item>
              <text:p text:style-name="P14">Cartridges Layer</text:p>
              <text:p text:style-name="P30">Stand alone run time for PaaS , You can build your standalone application using Cartridges</text:p>
              <text:p text:style-name="P30">Combining the cartridges you can develop the micro service</text:p>
              <text:p text:style-name="P30"/>
            </text:list-item>
            <text:list-item>
              <text:p text:style-name="P31">Startos is a Polyg<text:span text:style-name="T20">lot</text:span> PaaS – There are no limitations , you can bring frameworks, App servers, data sources or your own cartridges.</text:p>
            </text:list-item>
            <text:list-item>
              <text:p text:style-name="P31">Cartridges are like business thing + Stratos agent</text:p>
            </text:list-item>
          </text:list>
        </text:list-item>
      </text:list>
      <text:p text:style-name="P33"/>
      <text:p text:style-name="P15">Kubernetes</text:p>
      <text:p text:style-name="P15"/>
      <text:p text:style-name="P32">A platform for hosting Docker containers in a clustered environment with multiple Docker hosts.</text:p>
      <text:p text:style-name="P32">Provides container grouping, load balancing, auto healing, manual scaling features etc.</text:p>
      <text:p text:style-name="P32"/>
      <text:p text:style-name="P21"><text:span text:style-name="T3">Dockers</text:span></text:p>
      <text:p text:style-name="P61">A platform for managing Linux Containers</text:p>
      <text:p text:style-name="P61">Provided an easy to use API and powerful container image management features</text:p>
      <text:p text:style-name="P61">Running a server cluster on a set of Docker containers, on a single Docker host is vulnerable to single point of failure!</text:p>
      <text:p text:style-name="P7">Open source solution for managing a cluster of containers</text:p>
      <text:p text:style-name="P7">● Provides container grouping, load balancing, scaling features and self healing</text:p>
      <text:p text:style-name="P7"/>
      <text:p text:style-name="P7"><text:span text:style-name="T10">XML</text:span></text:p>
      <text:p text:style-name="P20"/>
      <text:p text:style-name="P27"><text:span text:style-name="T17">1. </text:span>Functional construction is the ability to create an XML tree in a single statement</text:p>
      <text:p text:style-name="P34">XDeclaration, XComment, XElement, Xattribute</text:p>
      <text:p text:style-name="P34"/>
      <text:p text:style-name="P35"><text:span text:style-name="T17">2. </text:span>Validate with a given XSD</text:p>
      <text:p text:style-name="P35"><text:tab/><text:span text:style-name="T3">xmllint - - schema schema.xsd </text:span><text:span text:style-name="T4">employee</text:span><text:span text:style-name="T3">.xml</text:span></text:p>
      <text:p text:style-name="P35"/>
      <text:p text:style-name="P62"><text:bookmark text:name="docs-internal-guid-c6208be9-dc28-9c18-db6c-b675a1d8fabe"/><text:span text:style-name="T17">3. </text:span>Transform with XSLT</text:p>
      <text:p text:style-name="P62"><text:tab/><text:span text:style-name="T17">XSLT is basically a programming language</text:span></text:p>
      <text:p text:style-name="P62"><text:tab/><text:span text:style-name="T17">Fed to the Parser (SAX)</text:span></text:p>
      <text:p text:style-name="P62"><text:tab/><text:span text:style-name="T17">Parser combines XML Data and XSLT to come up with output as xhtml or pdf.</text:span></text:p>
      <text:p text:style-name="P62"/>
      <text:p text:style-name="P62"><text:tab/><text:span text:style-name="T19">XML namespaces : used to identify XSL processing statements</text:span></text:p>
      <text:p text:style-name="P62"><text:span text:style-name="T19"><text:tab/> </text:span></text:p>
      <text:p text:style-name="P63"><text:tab/><text:span text:style-name="T20">Referred : </text:span><text:a xlink:type="simple" xlink:href="http://www.w3schools.com/xsl/xsl_transformation.asp"><text:span text:style-name="T20">http://www.w3schools.com/xsl/xsl_transformation.asp</text:span></text:a></text:p>
      <text:p text:style-name="P63"/>
      <text:p text:style-name="P35"><text:tab/></text:p>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5:51:18.748023955</meta:creation-date>
    <dc:date>2015-11-06T16:08:42.401696126</dc:date>
    <meta:editing-duration>PT12M24S</meta:editing-duration>
    <meta:editing-cycles>3</meta:editing-cycles>
    <meta:generator>LibreOffice/4.2.8.2$Linux_X86_64 LibreOffice_project/420m0$Build-2</meta:generator>
    <meta:document-statistic meta:table-count="0" meta:image-count="0" meta:object-count="0" meta:page-count="5" meta:paragraph-count="139" meta:word-count="1441" meta:character-count="9165" meta:non-whitespace-character-count="7864"/>
  </office:meta>
</office:document-meta>
</file>